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text-underline-style="solid" style:text-underline-width="auto" style:text-underline-color="font-color" style:font-size-asian="18pt" style:font-size-complex="18pt"/>
    </style:style>
    <style:style style:name="P2" style:family="paragraph" style:parent-style-name="Standard">
      <style:paragraph-properties fo:break-before="page"/>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style:paragraph-properties fo:margin-left="0in" fo:margin-right="0in" fo:margin-top="0in" fo:margin-bottom="0in" fo:line-height="100%" fo:text-indent="0in"/>
    </style:style>
    <style:style style:name="P5"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align="center" fo:text-indent="0in"/>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9"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0"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1" style:family="paragraph">
      <style:paragraph-properties fo:margin-left="0in" fo:margin-right="0in" fo:margin-top="0in" fo:margin-bottom="0in" fo:line-height="100%" fo:text-indent="0in"/>
      <style:text-properties fo:color="#ffffff" style:text-outline="false" style:text-line-through-style="none" style:font-name="Arial1"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100%" fo:text-align="start" fo:text-indent="0in"/>
    </style:style>
    <style:style style:name="P15" style:family="paragraph">
      <style:paragraph-properties fo:margin-left="0in" fo:margin-right="0in" fo:margin-top="0in" fo:margin-bottom="0in" fo:line-height="100%" fo:text-align="start" fo:text-indent="0in"/>
      <style:text-properties fo:color="#ffffff" style:text-outline="false" style:text-line-through-style="none" style:font-name="Arial1"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 style:family="text">
      <style:text-properties fo:color="#999999"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6" style:family="text">
      <style:text-properties fo:color="#666666" style:text-outline="false" style:text-line-through-style="none" style:font-name="Arial1" fo:font-size="8pt" fo:font-style="italic" fo:text-shadow="none" style:text-underline-style="none" fo:font-weight="normal" style:letter-kerning="true" style:font-name-asian="SimSun" style:font-size-asian="8pt" style:font-style-asian="italic" style:font-weight-asian="normal" style:font-name-complex="Lucida Sans" style:font-size-complex="8pt" style:font-style-complex="italic"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0" style:family="text">
      <style:text-properties fo:color="#ffffff"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2pt" fo:font-style="normal" fo:text-shadow="none" style:text-underline-style="none" fo:font-weight="bold" style:letter-kerning="true" style:font-name-asian="SimSun"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style:font-name="Arial1" fo:font-size="12pt" fo:font-style="normal" fo:text-shadow="none" style:text-underline-style="solid" style:text-underline-width="auto" style:text-underline-color="font-color"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8pt" fo:font-style="italic" fo:text-shadow="none" style:text-underline-style="none" fo:font-weight="normal" style:letter-kerning="true" style:font-name-asian="SimSun" style:font-size-asian="8pt" style:font-style-asian="italic" style:font-weight-asian="normal" style:font-name-complex="Lucida Sans" style:font-size-complex="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15" style:family="text">
      <style:text-properties fo:color="#ffffff" style:text-outline="false" style:text-line-through-style="none" style:font-name="Arial1"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0pt" fo:font-style="italic" fo:text-shadow="none" style:text-underline-style="none" fo:font-weight="normal" style:letter-kerning="true" style:font-name-asian="SimSun"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17" style:family="text">
      <style:text-properties fo:color="#000000" style:text-outline="false" style:text-line-through-style="none" style:font-name="Arial1" fo:font-size="10pt" fo:font-style="italic" fo:text-shadow="none" style:text-underline-style="none" fo:font-weight="normal" style:letter-kerning="true" style:font-name-asian="SimSun"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b3b3b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2.4673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9661in" fo:min-width="3.298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9346in" fo:min-width="3.344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7457in" fo:min-width="4.558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54in" fo:min-width="1.8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54in" fo:min-width="1.85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0.661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54in" fo:min-width="1.84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0000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354in" fo:min-width="1.0417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35in" fo:min-width="1.095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2in" fo:min-width="1.979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ccc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2in" fo:min-width="6.6201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Arrow" draw:marker-start-width="0.1181in" draw:marker-start-center="false" draw:marker-end="Arrow" draw:marker-end-width="0.1181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6209in" fo:min-width="1.4665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2.0457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99cc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28in" fo:min-width="1.112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035in" fo:min-width="1.0453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1528in" fo:min-width="1.9717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84in" fo:min-width="1.9756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5583in" fo:min-width="0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65in" fo:min-width="1.7075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84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2.8744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1.4354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9339in" fo:min-width="2.53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ellipse draw:style-name="gr2" draw:text-style-name="P3" svg:width="0.9287in" svg:height="0.4894in" svg:x="3.0634in" svg:y="0.9902in"><text:p/></draw:ellipse><draw:frame draw:style-name="gr3" draw:text-style-name="P5" svg:width="2.728in" svg:height="0.387in" svg:x="2.2091in" svg:y="-0.389in"><draw:text-box><text:p text:style-name="P4"><text:span text:style-name="T1">MotionMap 3 Structure</text:span></text:p></draw:text-box></draw:frame><draw:frame draw:style-name="gr4" draw:text-style-name="P6" svg:width="3.5795in" svg:height="1.0898in" svg:x="2.5598in" svg:y="8.4866in"><draw:text-box><text:p text:style-name="P4"><text:span text:style-name="T2">IO Module Hierarchy</text:span></text:p><text:p text:style-name="P4"><text:span text:style-name="T3">mmComm_Indigo.py</text:span></text:p><text:p text:style-name="P4"><text:span text:style-name="T4"><text:s text:c="2"/></text:span><text:span text:style-name="T4">Includes Lib Module</text:span></text:p><text:p text:style-name="P4"><text:span text:style-name="T5">mmComm_Insteon.py → mmObj_Indigo.py</text:span></text:p><text:p text:style-name="P4"><text:span text:style-name="T5">mmObj_Network.py → mmObj_Insteon.py</text:span></text:p><text:p text:style-name="P4"><text:span text:style-name="T5">mmComm_HVACCommands.py → mmObj_Insteon.py</text:span></text:p></draw:text-box></draw:frame><draw:frame draw:style-name="gr5" draw:text-style-name="P6" svg:width="3.626in" svg:height="1.0579in" svg:x="2.5598in" svg:y="7.4591in"><draw:text-box><text:p text:style-name="P4"><text:span text:style-name="T2">Logic Module Hierarchy</text:span></text:p><text:p text:style-name="P4"><text:span text:style-name="T6">Logic processing for all the device types</text:span></text:p><text:p text:style-name="P4"><text:span text:style-name="T3">mmLogic_Motion.py</text:span></text:p><text:p text:style-name="P4"><text:span text:style-name="T3">mmLogic_HVAC.py → mmComm_</text:span><text:span text:style-name="T5">HVACCommands</text:span><text:span text:style-name="T3">.py</text:span></text:p><text:p text:style-name="P4"><text:span text:style-name="T3">mmLogic_Load.py → </text:span><text:span text:style-name="T5">mmComm_Insteon.py</text:span></text:p><text:p text:style-name="P4"><text:span text:style-name="T3">mmLogic_Companion.py</text:span></text:p></draw:text-box></draw:frame><draw:frame draw:style-name="gr6" draw:text-style-name="P6" svg:width="4.8689in" svg:height="1.8886in" svg:x="2.5598in" svg:y="5.6319in"><draw:text-box><text:p text:style-name="P4"><text:span text:style-name="T2">MM Device Hierarchy</text:span></text:p><text:p text:style-name="P4"><text:span text:style-name="T3">mmDev_Occupation.py → mmObj_Indigo.py</text:span></text:p><text:p text:style-name="P4"><text:span text:style-name="T3">mmDev_Scene.py → mmObj_Indigo.py</text:span></text:p><text:p text:style-name="P4"><text:span text:style-name="T3">mmDev_Motion.py → mmObj_Indigo.py, mmLogic_Motion.py</text:span></text:p><text:p text:style-name="P4"><text:span text:style-name="T3">mmDev_MultiSensor.py → mmObj_Indigo.py, mmLogic_Motion.py</text:span></text:p><text:p text:style-name="P4"><text:span text:style-name="T3">mmDev_InsteonLoad.py → mmLogic_Load.py</text:span></text:p><text:p text:style-name="P4"><text:span text:style-name="T3">mmDev_ZWaveLoad.py → mmLogic_Load.py</text:span></text:p><text:p text:style-name="P4"><text:span text:style-name="T3">mmDev_Companion.py → mmObj_Indigo.py, mmLogic_Companion.py</text:span></text:p><text:p text:style-name="P4"><text:span text:style-name="T3">mmDev_HVACInsteon.py → mmLogic_HVAC.py (overrides async in config)</text:span></text:p><text:p text:style-name="P4"><text:span text:style-name="T3">mmDev_HVACNest.py → mmLogic_HVAC.py (override Server cmds)</text:span></text:p><text:p text:style-name="P4"><text:span text:style-name="T3">mmDev_HVACCompanion.py → mmObj_Indigo.py</text:span></text:p></draw:text-box></draw:frame><draw:frame draw:style-name="gr7" draw:text-style-name="P8" svg:width="2.1071in" svg:height="0.2913in" svg:x="4.5437in" svg:y="1.6937in"><draw:text-box><text:p text:style-name="P7"><text:span text:style-name="T7">Indigo Device Commands</text:span></text:p></draw:text-box></draw:frame><draw:frame draw:style-name="gr8" draw:text-style-name="P8" svg:width="2.098in" svg:height="0.2913in" svg:x="2.6465in" svg:y="4.8083in"><draw:text-box><text:p text:style-name="P7"><text:span text:style-name="T7">Server Plugin Commands</text:span></text:p></draw:text-box></draw:frame><draw:line draw:style-name="gr9" draw:text-style-name="P3" svg:x1="5.6307in" svg:y1="4.9555in" svg:x2="5.6272in" svg:y2="4.6in"><text:p/></draw:line><draw:frame draw:style-name="gr10" draw:text-style-name="P3" svg:width="0.8803in" svg:height="0.387in" svg:x="3.126in" svg:y="1.0457in"><draw:text-box><text:p text:style-name="P7"><text:span text:style-name="T8">Indigo</text:span></text:p></draw:text-box></draw:frame><draw:line draw:style-name="gr11" draw:text-style-name="P3" svg:x1="1.4799in" svg:y1="4.6083in" svg:x2="1.4799in" svg:y2="4.9551in"><text:p/></draw:line><draw:frame draw:style-name="gr12" draw:text-style-name="P8" svg:width="2.0886in" svg:height="0.2913in" svg:x="0.45in" svg:y="1.6937in"><draw:text-box><text:p text:style-name="P7"><text:span text:style-name="T7">Indigo Server Commands</text:span></text:p></draw:text-box></draw:frame><draw:line draw:style-name="gr9" draw:text-style-name="P3" svg:x1="1.4315in" svg:y1="1.9709in" svg:x2="1.4315in" svg:y2="2.3126in"><text:p/></draw:line><draw:line draw:style-name="gr9" draw:text-style-name="P3" svg:x1="5.6311in" svg:y1="1.2386in" svg:x2="4.0024in" svg:y2="1.2409in"><text:p/></draw:line><draw:line draw:style-name="gr11" draw:text-style-name="P3" svg:x1="5.6307in" svg:y1="1.2386in" svg:x2="5.6362in" svg:y2="1.678in"><text:p/></draw:line><draw:line draw:style-name="gr11" draw:text-style-name="P3" svg:x1="1.4315in" svg:y1="1.2488in" svg:x2="3.0638in" svg:y2="1.2343in"><text:p/></draw:line><draw:line draw:style-name="gr11" draw:text-style-name="P3" svg:x1="4.6634in" svg:y1="4.9701in" svg:x2="5.6402in" svg:y2="4.9701in"><text:p/></draw:line><draw:line draw:style-name="gr11" draw:text-style-name="P3" svg:x1="1.4803in" svg:y1="4.9512in" svg:x2="2.6524in" svg:y2="4.9512in"><text:p/></draw:line><draw:g draw:style-name="gr13"><draw:rect draw:style-name="gr14" draw:text-style-name="P3" svg:width="1.2705in" svg:height="0.7823in" svg:x="2.8543in" svg:y="3.2083in"><text:p/></draw:rect><draw:frame draw:style-name="gr15" draw:text-style-name="P8" svg:width="1.2685in" svg:height="0.5469in" svg:x="2.8772in" svg:y="3.3228in"><draw:text-box><text:p text:style-name="P7"><text:span text:style-name="T9">Other</text:span></text:p><text:p text:style-name="P7"><text:span text:style-name="T9">MM Devices</text:span></text:p></draw:text-box></draw:frame><draw:rect draw:style-name="gr14" draw:text-style-name="P3" svg:width="1.2705in" svg:height="0.7831in" svg:x="2.9142in" svg:y="3.2882in"><text:p/></draw:rect><draw:frame draw:style-name="gr15" draw:text-style-name="P8" svg:width="1.2685in" svg:height="0.5469in" svg:x="2.9362in" svg:y="3.4028in"><draw:text-box><text:p text:style-name="P7"><text:span text:style-name="T9">Other</text:span></text:p><text:p text:style-name="P7"><text:span text:style-name="T9">MM Devices</text:span></text:p></draw:text-box></draw:frame><draw:rect draw:style-name="gr14" draw:text-style-name="P3" svg:width="1.2705in" svg:height="0.7823in" svg:x="2.9835in" svg:y="3.3783in"><text:p/></draw:rect></draw:g><draw:frame draw:style-name="gr16" draw:text-style-name="P9" svg:width="1.3232in" svg:height="0.7705in" svg:x="2.9906in" svg:y="3.3957in"><draw:text-box><text:p text:style-name="P7"><text:span text:style-name="T10">Other</text:span></text:p><text:p text:style-name="P7"><text:span text:style-name="T10">MotionMap 3</text:span></text:p><text:p text:style-name="P7"><text:span text:style-name="T10">Devices</text:span></text:p></draw:text-box></draw:frame><draw:frame draw:style-name="gr17" draw:text-style-name="P10" svg:width="2.228in" svg:height="0.2913in" svg:x="2.5287in" svg:y="1.9709in"><draw:text-box><text:p text:style-name="P4"><text:span text:style-name="T7">Indigo Actions and Console</text:span></text:p></draw:text-box></draw:frame><draw:line draw:style-name="gr9" draw:text-style-name="P3" svg:x1="3.5559in" svg:y1="2.2063in" svg:x2="3.5559in" svg:y2="3.1949in"><text:p/></draw:line><draw:line draw:style-name="gr9" draw:text-style-name="P3" svg:x1="3.5764in" svg:y1="4.4047in" svg:x2="4.5043in" svg:y2="4.4047in"><text:p/></draw:line><draw:rect draw:style-name="gr18" draw:text-style-name="P3" svg:width="7.2276in" svg:height="0.3913in" svg:x="-0.0854in" svg:y="0.1555in"><text:p/></draw:rect><draw:frame draw:style-name="gr19" draw:text-style-name="P10" svg:width="6.9795in" svg:height="0.2913in" svg:x="0.126in" svg:y="0.2201in"><draw:text-box><text:p text:style-name="P4"><text:span text:style-name="T11">Insteon and ZWave Physical Devices</text:span><text:span text:style-name="T7"> (Motion Sensors, Light Switches, Thermostats, etc.)</text:span></text:p></draw:text-box></draw:frame><draw:line draw:style-name="gr20" draw:text-style-name="P3" svg:x1="3.5425in" svg:y1="0.5461in" svg:x2="3.5516in" svg:y2="1.0138in"><text:p/></draw:line><draw:line draw:style-name="gr11" draw:text-style-name="P3" svg:x1="5.6307in" svg:y1="1.9417in" svg:x2="5.6272in" svg:y2="2.313in"><text:p/></draw:line><draw:line draw:style-name="gr11" draw:text-style-name="P3" svg:x1="1.4315in" svg:y1="1.2579in" svg:x2="1.4315in" svg:y2="1.7465in"><text:p/></draw:line><draw:frame draw:style-name="gr21" draw:text-style-name="P6" svg:width="1.7039in" svg:height="1.7606in" svg:x="-0.152in" svg:y="5.6319in"><draw:text-box><text:p text:style-name="P4"><text:span text:style-name="T2">Indigo Server Plugin</text:span></text:p><text:p text:style-name="P4"><text:span text:style-name="T3">plugin.py</text:span></text:p><text:p text:style-name="P4"><text:span text:style-name="T4"><text:s text:c="2"/></text:span><text:span text:style-name="T4">Includes Lib Module</text:span></text:p><text:p text:style-name="P4"><text:span text:style-name="T4"><text:s/></text:span></text:p><text:p text:style-name="P4"><text:span text:style-name="T12">Indigo Lib Module</text:span></text:p><text:p text:style-name="P4"><text:span text:style-name="T5"><text:s/></text:span><text:span text:style-name="T5">_MotionMapPlugin.py</text:span></text:p><text:p text:style-name="P4"><text:span text:style-name="T5"><text:s text:c="2"/></text:span><text:span text:style-name="T5">mmLib_Log.py</text:span></text:p><text:p text:style-name="P4"><text:span text:style-name="T5"><text:s text:c="2"/></text:span><text:span text:style-name="T5">mmLib_Low.py</text:span></text:p><text:p text:style-name="P4"><text:span text:style-name="T5"><text:s text:c="2"/></text:span><text:span text:style-name="T5">mmLib_CommandQ.py</text:span></text:p><text:p text:style-name="P4"><text:span text:style-name="T5"><text:s text:c="2"/></text:span><text:span text:style-name="T5">mmLib_Config.py</text:span></text:p></draw:text-box></draw:frame><draw:frame draw:style-name="gr22" draw:text-style-name="P5" svg:width="2.2969in" svg:height="0.387in" svg:x="-0.1346in" svg:y="5.2067in"><draw:text-box><text:p text:style-name="P4"><text:span text:style-name="T1">Server Plugin Files</text:span></text:p></draw:text-box></draw:frame><draw:line draw:style-name="gr11" draw:text-style-name="P3" svg:x1="3.5591in" svg:y1="2.0157in" svg:x2="3.5591in" svg:y2="1.4783in"><text:p/></draw:line><draw:line draw:style-name="gr9" draw:text-style-name="P3" svg:x1="3.5764in" svg:y1="4.4043in" svg:x2="3.5764in" svg:y2="4.1602in"><text:p/></draw:line><draw:g draw:style-name="gr13"><draw:rect draw:style-name="gr14" draw:text-style-name="P3" svg:width="2.6862in" svg:height="2.3941in" svg:x="4.4555in" svg:y="2.2555in"><text:p/></draw:rect><draw:rect draw:style-name="gr23" draw:text-style-name="P3" svg:width="2.2469in" svg:height="0.4795in" svg:x="4.5043in" svg:y="4.1209in"><text:p/></draw:rect><draw:rect draw:style-name="gr23" draw:text-style-name="P3" svg:width="2.2476in" svg:height="1.213in" svg:x="4.4917in" svg:y="2.313in"><text:p/></draw:rect><draw:rect draw:style-name="gr24" draw:text-style-name="P3" svg:width="2.2551in" svg:height="0.4894in" svg:x="4.4961in" svg:y="3.5744in"><text:p/></draw:rect><draw:frame draw:style-name="gr25" draw:text-style-name="P8" svg:width="1.3413in" svg:height="0.4831in" svg:x="4.9146in" svg:y="4.1476in"><draw:text-box><text:p text:style-name="P7"><text:span text:style-name="T9">mmDev</text:span></text:p><text:p text:style-name="P7"><text:span text:style-name="T3">mmLogic subclass</text:span></text:p></draw:text-box></draw:frame><draw:frame draw:style-name="gr26" draw:text-style-name="P8" svg:width="1.2717in" svg:height="0.515in" svg:x="4.9701in" svg:y="3.5736in"><draw:text-box><text:p text:style-name="P7"><text:span text:style-name="T9">mmLogic</text:span></text:p><text:p text:style-name="P7"><text:span text:style-name="T7">mm</text:span><text:span text:style-name="T3">Obj subclass</text:span></text:p></draw:text-box></draw:frame><draw:frame draw:style-name="gr27" draw:text-style-name="P3" svg:width="2.2213in" svg:height="1.2815in" svg:x="4.4945in" svg:y="2.3173in"><draw:text-box><text:p text:style-name="P7"><text:span text:style-name="T9">mmObj</text:span></text:p><text:p text:style-name="P7"><text:span text:style-name="T3">Base Object</text:span></text:p><text:p text:style-name="P7"><text:span text:style-name="T13"><text:s/></text:span><text:span text:style-name="T13">Includes Lib Module</text:span></text:p><text:p text:style-name="P7"><text:span text:style-name="T13"/></text:p><text:p text:style-name="P7"><text:span text:style-name="T14">Command Dispatch</text:span></text:p><text:p text:style-name="P7"><text:span text:style-name="T14">Queuing</text:span></text:p><text:p text:style-name="P7"><text:span text:style-name="T14">Logging</text:span></text:p><text:p text:style-name="P7"><text:span text:style-name="T3">Various Subclasses for mmLogic</text:span></text:p></draw:text-box></draw:frame><draw:frame draw:style-name="gr28" draw:text-style-name="P11" svg:width="2.2248in" svg:height="0.3559in" draw:transform="rotate (-1.57079632679579) translate (7.14166666666667in 2.35277777777778in)"><draw:text-box><text:p text:style-name="P4"><text:span text:style-name="T15">MotionMap 3 Device</text:span></text:p></draw:text-box></draw:frame></draw:g><draw:g draw:style-name="gr13"><draw:rect draw:style-name="gr14" draw:text-style-name="P3" svg:width="2.7835in" svg:height="2.4071in" svg:x="-0.0854in" svg:y="2.2555in"><text:p/></draw:rect><draw:rect draw:style-name="gr23" draw:text-style-name="P3" svg:width="2.3232in" svg:height="2.2961in" draw:transform="skewX (-0.000872664625997) translate (0.329861111111111in 2.31280074365704in)"><text:p/></draw:rect><draw:frame draw:style-name="gr29" draw:text-style-name="P12" svg:width="1.6476in" svg:height="1.8567in" svg:x="0.6736in" svg:y="2.8984in"><draw:text-box><text:p text:style-name="P7"><text:span text:style-name="T3">Entry Point</text:span></text:p><text:p text:style-name="P7"><text:span text:style-name="T3"/></text:p><text:p text:style-name="P7"><text:span text:style-name="T3">Initialization</text:span></text:p><text:p text:style-name="P7"><text:span text:style-name="T3"/></text:p><text:p text:style-name="P7"><text:span text:style-name="T3">Parsing</text:span></text:p><text:p text:style-name="P7"><text:span text:style-name="T3"/></text:p><text:p text:style-name="P7"><text:span text:style-name="T3">Driver </text:span></text:p><text:p text:style-name="P7"><text:span text:style-name="T3">Registration</text:span></text:p><text:p text:style-name="P7"><text:span text:style-name="T3"/></text:p><text:p text:style-name="P7"><text:span text:style-name="T3">MM Device IO Dispatch</text:span></text:p></draw:text-box></draw:frame><draw:frame draw:style-name="gr30" draw:text-style-name="P13" svg:width="1.9504in" svg:height="0.3232in" svg:x="0.5732in" svg:y="2.3319in"><draw:text-box><text:p text:style-name="P7"><text:span text:style-name="T9">Indigo Server Plugin</text:span></text:p></draw:text-box></draw:frame><draw:frame draw:style-name="gr31" draw:text-style-name="P15" svg:width="2.2197in" svg:height="0.3559in" draw:transform="rotate (-1.57271618897298) translate (0.304166666666667in 2.3808562992126in)"><draw:text-box><text:p text:style-name="P14"><text:span text:style-name="T15">Indigo Server Plugin</text:span></text:p></draw:text-box></draw:frame></draw:g><draw:frame draw:style-name="gr32" draw:text-style-name="P5" svg:width="3.1449in" svg:height="0.387in" svg:x="2.5598in" svg:y="5.2008in"><draw:text-box><text:p text:style-name="P4"><text:span text:style-name="T1">Motion Map 3 Device Files</text:span></text:p></draw:text-box></draw:frame><draw:frame draw:style-name="gr33" draw:text-style-name="P5" svg:width="1.6717in" svg:height="0.387in" svg:x="-0.1303in" svg:y="7.4039in"><draw:text-box><text:p text:style-name="P4"><text:span text:style-name="T1">Support Files</text:span></text:p></draw:text-box></draw:frame><draw:frame draw:style-name="gr34" draw:text-style-name="P6" svg:width="2.8012in" svg:height="1.0579in" svg:x="-0.1346in" svg:y="7.7949in"><draw:text-box><text:p text:style-name="P4"><text:span text:style-name="T3">mmStat.</text:span><text:span text:style-name="T16">Location</text:span><text:span text:style-name="T3">.py</text:span></text:p><text:p text:style-name="P4"><text:span text:style-name="T4"><text:s text:c="2"/></text:span><text:span text:style-name="T4">The Object Statistics for Location</text:span></text:p><text:p text:style-name="P4"><text:span text:style-name="T5">mmConfig.</text:span><text:span text:style-name="T17">Location</text:span><text:span text:style-name="T5">.csv</text:span></text:p><text:p text:style-name="P4"><text:span text:style-name="T4"><text:s/></text:span><text:span text:style-name="T4">Behavior Definition for Location's Objects</text:span></text:p><text:p text:style-name="P4"><text:span text:style-name="T5">MotionMapLog.txt</text:span></text:p><text:p text:style-name="P4"><text:span text:style-name="T4"><text:s/></text:span><text:span text:style-name="T4">Logfile created dynamically for debugging</text:span></text:p></draw:text-box></draw:frame></draw:g></text:p>
      <text:p text:style-name="P2"/>
      <text:p text:style-name="Standard"/>
      <text:p text:style-name="P1">MotionMap 3 Logic Flow</text:p>
      <text:p text:style-name="Standard"/>
      <text:p text:style-name="Standard">The Indigo system is responsible for all low level communications to and from all physical devices.</text:p>
      <text:p text:style-name="Standard"/>
      <text:p text:style-name="Standard">The Indigo system receives messages from all devices and passes them on to the Indigo Server Plugin in the form of command notifications, completions and device updates (collectively Indigo Events). </text:p>
      <text:p text:style-name="Standard"/>
      <text:p text:style-name="Standard">The Indigo Server Plugin is a thin layer that simply dispatches the Indigo Events to MotionMap 3 Objects for processing.</text:p>
      <text:p text:style-name="Standard"/>
      <text:p text:style-name="Standard">Internally, MotionMap 3 Object parses all inbound indigo server events (in mmObj) and converts them into MMEvents. The MMEvents are then and passed to mmLogic routines for uniform processing. This abstraction layering allows all devices with the same function (Motion Sensor and Multifunction Sensors for example) to utilize the same logic routines to perform all logical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brewer</meta:initial-creator>
    <meta:creation-date>2016-03-16T08:03:24</meta:creation-date>
    <dc:date>2016-03-16T08:54:04</dc:date>
    <dc:creator>greg brewer</dc:creator>
    <meta:editing-duration>PT23M1S</meta:editing-duration>
    <meta:editing-cycles>2</meta:editing-cycles>
    <meta:generator>OpenOffice/4.1.2$Unix OpenOffice.org_project/412m3$Build-9782</meta:generator>
    <meta:document-statistic meta:table-count="0" meta:image-count="0" meta:object-count="0" meta:page-count="2" meta:paragraph-count="5" meta:word-count="127" meta:character-count="818"/>
  </office:meta>
</office:document-meta>
</file>